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>
      <style:text-properties officeooo:paragraph-rsid="001774e5"/>
    </style:style>
    <style:style style:name="P6" style:family="paragraph" style:parent-style-name="Standard">
      <style:text-properties officeooo:paragraph-rsid="0018cf3d"/>
    </style:style>
    <style:style style:name="P7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8" style:family="paragraph" style:parent-style-name="Standard" style:list-style-name="L1">
      <style:text-properties style:font-name="Tahoma" fo:font-size="10pt" style:font-size-asian="10pt" style:font-size-complex="10pt"/>
    </style:style>
    <style:style style:name="P9" style:family="paragraph" style:parent-style-name="Standard" style:list-style-name="L2">
      <style:text-properties officeooo:paragraph-rsid="001774e5"/>
    </style:style>
    <style:style style:name="P10" style:family="paragraph" style:parent-style-name="Standard">
      <style:text-properties officeooo:paragraph-rsid="0018cf3d"/>
    </style:style>
    <style:style style:name="P11" style:family="paragraph" style:parent-style-name="Standard">
      <style:text-properties officeooo:paragraph-rsid="0018e06d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font-name="Tahoma" fo:font-size="10pt" officeooo:rsid="0018e06d" style:font-size-asian="10pt" style:font-size-complex="10pt"/>
    </style:style>
    <style:style style:name="T7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1108464997" text:style-name="L1">
        <text:list-item>
          <text:p text:style-name="P8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8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7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Bonsoir Amine</text:span></text:span></text:p>
      <text:p text:style-name="P5"><text:span text:style-name="Default_20_Paragraph_20_Font"><text:span text:style-name="T4">Dans un esprit de lisibilité du projet, je viens de modifier l’arborescence pour un meilleur classement des fichiers</text:span></text:span></text:p>
      <text:list xml:id="list3611048939" text:style-name="L2">
        <text:list-item>
          <text:p text:style-name="P9"><text:span text:style-name="Default_20_Paragraph_20_Font"><text:span text:style-name="T4">Documentation</text:span></text:span></text:p>
          <text:list>
            <text:list-item>
              <text:p text:style-name="P9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9"><text:span text:style-name="Default_20_Paragraph_20_Font"><text:span text:style-name="T4">Style</text:span></text:span></text:p>
          <text:list>
            <text:list-item>
              <text:p text:style-name="P9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9"><text:span text:style-name="Default_20_Paragraph_20_Font"><text:span text:style-name="T4">sql</text:span></text:span></text:p>
          <text:list>
            <text:list-item>
              <text:p text:style-name="P9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5"><text:span text:style-name="Default_20_Paragraph_20_Font"><text:span text:style-name="T4"/></text:span></text:p>
      <text:p text:style-name="P5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5"><text:span text:style-name="Default_20_Paragraph_20_Font"><text:span text:style-name="T5"/></text:span></text:p>
      <text:p text:style-name="P6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6"><text:span text:style-name="Default_20_Paragraph_20_Font"><text:span text:style-name="T5"/></text:span></text:p>
      <text:p text:style-name="P6"><text:soft-page-break/><text:span text:style-name="Default_20_Paragraph_20_Font"><text:span text:style-name="T5">Bonsoir et à bientôt</text:span></text:span></text:p>
      <text:p text:style-name="P6"><text:span text:style-name="Default_20_Paragraph_20_Font"><text:span text:style-name="T5">Noël</text:span></text:span></text:p>
      <text:p text:style-name="P6"><text:span text:style-name="Default_20_Paragraph_20_Font"><text:span text:style-name="T5"/></text:span></text:p>
      <text:p text:style-name="P6"><text:span text:style-name="Default_20_Paragraph_20_Font"><text:span text:style-name="T5"/></text:span></text:p>
      <text:p text:style-name="P11"><text:span text:style-name="Default_20_Paragraph_20_Font"><text:span text:style-name="T6">Jeudi 3 mai: Mise `a jour du cahier des charges, création d’ un cahier des charges spécial fonctionnalités. C’est à dire un cahier des charges uniquement page par page le plus détaillé possible</text:span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>Vendredi 4 mai : Rédaction du cahier des charges fonctionnalités pour les pages connexion, contact</text:span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>Vendredi 4 mai : Modification du nom des feuilles de styles pour être en accord avec le cahier des charges</text:span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>Vendredi 4 mai : Création des fonctionnalités de la page cookie et du fichier corresponda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5-04T14:22:15.341000000</dc:date>
    <meta:editing-cycles>6</meta:editing-cycles>
    <meta:editing-duration>PT45M12S</meta:editing-duration>
    <meta:document-statistic meta:table-count="0" meta:image-count="0" meta:object-count="0" meta:page-count="2" meta:paragraph-count="41" meta:word-count="442" meta:character-count="2608" meta:non-whitespace-character-count="2215"/>
    <meta:template xlink:type="simple" xlink:actuate="onRequest" xlink:title="" xlink:href="Normal"/>
  </office:meta>
</office:document-meta>
</file>